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frame draw:style-name="gr5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5" draw:text-style-name="P3" draw:layer="layout" svg:width="1.598cm" svg:height="3.405cm" svg:x="6.5cm" svg:y="18.75cm">
          <draw:text-box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4T14:05:02.881000000</dc:date>
    <meta:editing-duration>PT3H25M10S</meta:editing-duration>
    <meta:editing-cycles>3</meta:editing-cycles>
    <meta:generator>LibreOffice/24.2.4.2$Windows_X86_64 LibreOffice_project/51a6219feb6075d9a4c46691dcfe0cd9c4fff3c2</meta:generator>
    <meta:document-statistic meta:object-count="21"/>
  </office:meta>
</office:document-meta>
</file>